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07d" officeooo:paragraph-rsid="0005a07d"/>
    </style:style>
    <style:style style:name="P2" style:family="paragraph" style:parent-style-name="Standard" style:list-style-name="L1">
      <style:text-properties officeooo:rsid="0005a07d" officeooo:paragraph-rsid="0005a07d"/>
    </style:style>
    <style:style style:name="P3" style:family="paragraph" style:parent-style-name="Standard" style:list-style-name="L2">
      <style:text-properties officeooo:rsid="0005a0b3" officeooo:paragraph-rsid="0005a0b3"/>
    </style:style>
    <style:style style:name="P4" style:family="paragraph" style:parent-style-name="Standard" style:list-style-name="L1">
      <style:text-properties officeooo:rsid="0005a0b3" officeooo:paragraph-rsid="0005a0b3"/>
    </style:style>
    <style:style style:name="P5" style:family="paragraph" style:parent-style-name="Standard" style:list-style-name="L1">
      <style:text-properties officeooo:rsid="00064aa3" officeooo:paragraph-rsid="00064aa3"/>
    </style:style>
    <style:style style:name="P6" style:family="paragraph" style:parent-style-name="Standard">
      <style:text-properties officeooo:rsid="00064aa3" officeooo:paragraph-rsid="00064aa3"/>
    </style:style>
    <style:style style:name="P7" style:family="paragraph" style:parent-style-name="Standard">
      <style:text-properties officeooo:rsid="0007407a" officeooo:paragraph-rsid="0007407a"/>
    </style:style>
    <style:style style:name="P8" style:family="paragraph" style:parent-style-name="Standard" style:list-style-name="L5">
      <style:text-properties officeooo:rsid="0007407a" officeooo:paragraph-rsid="0007407a"/>
    </style:style>
    <style:style style:name="P9" style:family="paragraph" style:parent-style-name="Standard" style:list-style-name="L7">
      <style:text-properties officeooo:rsid="0007407a" officeooo:paragraph-rsid="0007407a"/>
    </style:style>
    <style:style style:name="P10" style:family="paragraph" style:parent-style-name="Standard" style:list-style-name="L8">
      <style:text-properties officeooo:rsid="0007407a" officeooo:paragraph-rsid="0007407a"/>
    </style:style>
    <style:style style:name="P11" style:family="paragraph" style:parent-style-name="Standard" style:list-style-name="L2">
      <style:text-properties officeooo:rsid="0007ae17" officeooo:paragraph-rsid="0007ae17"/>
    </style:style>
    <style:style style:name="T1" style:family="text">
      <style:text-properties officeooo:rsid="0007ae17"/>
    </style:style>
    <style:style style:name="T2" style:family="text">
      <style:text-properties officeooo:rsid="0007f1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:</text:p>
      <text:list xml:id="list1351351416" text:style-name="L1">
        <text:list-item>
          <text:p text:style-name="P2">Quem somos</text:p>
        </text:list-item>
        <text:list-item>
          <text:p text:style-name="P4">Solicitar <text:span text:style-name="T1">Orçamento(Sem obrigatoriedade de cadastro)</text:span></text:p>
        </text:list-item>
      </text:list>
      <text:list xml:id="list2438524527" text:style-name="L2">
        <text:list-item>
          <text:p text:style-name="P3">Desenvolvimento de jogos online</text:p>
        </text:list-item>
        <text:list-item>
          <text:p text:style-name="P3">Desenvolvimento de sites</text:p>
        </text:list-item>
        <text:list-item>
          <text:p text:style-name="P11">Manutenção de sites</text:p>
        </text:list-item>
      </text:list>
      <text:list xml:id="list152224284223887" text:continue-list="list1351351416" text:style-name="L1">
        <text:list-item>
          <text:p text:style-name="P4">Contate-nos</text:p>
        </text:list-item>
        <text:list-item>
          <text:p text:style-name="P4">Portfólio</text:p>
        </text:list-item>
        <text:list-item>
          <text:p text:style-name="P5">cadastrar</text:p>
        </text:list-item>
        <text:list-item>
          <text:p text:style-name="P5">entrar</text:p>
        </text:list-item>
      </text:list>
      <text:p text:style-name="P6"/>
      <text:p text:style-name="P6"/>
      <text:p text:style-name="P7">Layout:</text:p>
      <text:list xml:id="list3492214700" text:style-name="L5">
        <text:list-item>
          <text:p text:style-name="P8">Scroll Infinito</text:p>
        </text:list-item>
      </text:list>
      <text:p text:style-name="P7"/>
      <text:p text:style-name="P7">Cadastro:</text:p>
      <text:list xml:id="list3744878469" text:style-name="L7">
        <text:list-item>
          <text:p text:style-name="P9">Cadastrar por e-mail, gmal e facebook</text:p>
        </text:list-item>
      </text:list>
      <text:p text:style-name="P7"/>
      <text:p text:style-name="P7">Entrar/Espaço do usuário</text:p>
      <text:list xml:id="list3591099403" text:style-name="L8">
        <text:list-item>
          <text:p text:style-name="P10">Área de projetos solicitados;<text:span text:style-name="T2">(Deseja que a solicitação do Orçamento seja transferida para esta parte)</text:span></text:p>
        </text:list-item>
        <text:list-item>
          <text:p text:style-name="P10">Área de projetos feitos;</text:p>
        </text:list-item>
        <text:list-item>
          <text:p text:style-name="P10">Área para entrar em contato com a empresa;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4:17:46.145536200</meta:creation-date>
    <dc:date>2017-05-05T15:22:23.740935726</dc:date>
    <meta:editing-duration>PT13M36S</meta:editing-duration>
    <meta:editing-cycles>1</meta:editing-cycles>
    <meta:document-statistic meta:table-count="0" meta:image-count="0" meta:object-count="0" meta:page-count="1" meta:paragraph-count="18" meta:word-count="75" meta:character-count="460" meta:non-whitespace-character-count="417"/>
    <meta:generator>LibreOffice/5.3.1.2$Linux_X86_64 LibreOffice_project/30m0$Build-2</meta:generator>
  </office:meta>
</office:document-meta>
</file>